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42813"/>
    </style:style>
    <style:style style:name="P2" style:family="paragraph" style:parent-style-name="Text_20_body">
      <style:text-properties officeooo:rsid="00037e64" officeooo:paragraph-rsid="00037e64"/>
    </style:style>
    <style:style style:name="P3" style:family="paragraph" style:parent-style-name="Text_20_body">
      <style:text-properties officeooo:rsid="00042813" officeooo:paragraph-rsid="00042813"/>
    </style:style>
    <style:style style:name="P4" style:family="paragraph" style:parent-style-name="Standard">
      <style:text-properties officeooo:rsid="00037e64" officeooo:paragraph-rsid="00037e64"/>
    </style:style>
    <style:style style:name="P5" style:family="paragraph" style:parent-style-name="Standard">
      <style:text-properties officeooo:rsid="00037e64" officeooo:paragraph-rsid="0009733a"/>
    </style:style>
    <style:style style:name="P6" style:family="paragraph" style:parent-style-name="Standard">
      <style:text-properties officeooo:rsid="00037e64" officeooo:paragraph-rsid="00037e64"/>
    </style:style>
    <style:style style:name="P7" style:family="paragraph" style:parent-style-name="Standard">
      <style:text-properties officeooo:rsid="00037e64" officeooo:paragraph-rsid="000a517a"/>
    </style:style>
    <style:style style:name="P8" style:family="paragraph" style:parent-style-name="Standard">
      <style:text-properties officeooo:rsid="00037e64" officeooo:paragraph-rsid="001648ed"/>
    </style:style>
    <style:style style:name="P9" style:family="paragraph" style:parent-style-name="Standard">
      <style:text-properties officeooo:rsid="00037e64" officeooo:paragraph-rsid="0016e4b8"/>
    </style:style>
    <style:style style:name="P10" style:family="paragraph" style:parent-style-name="Text_20_body">
      <style:text-properties officeooo:rsid="00037e64" officeooo:paragraph-rsid="00037e64"/>
    </style:style>
    <style:style style:name="P11" style:family="paragraph" style:parent-style-name="Text_20_body">
      <style:text-properties officeooo:rsid="00037e64" officeooo:paragraph-rsid="0014dbf8"/>
    </style:style>
    <style:style style:name="P12" style:family="paragraph" style:parent-style-name="Text_20_body">
      <style:text-properties officeooo:paragraph-rsid="00037e64"/>
    </style:style>
    <style:style style:name="P13" style:family="paragraph" style:parent-style-name="Text_20_body">
      <style:text-properties officeooo:paragraph-rsid="0008cb4c"/>
    </style:style>
    <style:style style:name="P14" style:family="paragraph" style:parent-style-name="Text_20_body">
      <style:text-properties officeooo:paragraph-rsid="000b62f4"/>
    </style:style>
    <style:style style:name="P15" style:family="paragraph" style:parent-style-name="Heading_20_1">
      <style:text-properties officeooo:rsid="00037e64"/>
    </style:style>
    <style:style style:name="P16" style:family="paragraph" style:parent-style-name="Heading_20_1">
      <style:text-properties officeooo:rsid="00037e64" officeooo:paragraph-rsid="00037e64"/>
    </style:style>
    <style:style style:name="P17" style:family="paragraph" style:parent-style-name="Heading_20_2">
      <style:text-properties officeooo:rsid="00042813"/>
    </style:style>
    <style:style style:name="P18" style:family="paragraph" style:parent-style-name="Heading_20_2">
      <style:text-properties officeooo:rsid="00042813" officeooo:paragraph-rsid="00042813"/>
    </style:style>
    <style:style style:name="T1" style:family="text">
      <style:text-properties officeooo:rsid="00042813"/>
    </style:style>
    <style:style style:name="T2" style:family="text">
      <style:text-properties officeooo:rsid="000539e7"/>
    </style:style>
    <style:style style:name="T3" style:family="text">
      <style:text-properties officeooo:rsid="00058319"/>
    </style:style>
    <style:style style:name="T4" style:family="text">
      <style:text-properties officeooo:rsid="00062864"/>
    </style:style>
    <style:style style:name="T5" style:family="text">
      <style:text-properties officeooo:rsid="00037e64"/>
    </style:style>
    <style:style style:name="T6" style:family="text">
      <style:text-properties officeooo:rsid="0008cb4c"/>
    </style:style>
    <style:style style:name="T7" style:family="text">
      <style:text-properties officeooo:rsid="0009733a"/>
    </style:style>
    <style:style style:name="T8" style:family="text">
      <style:text-properties officeooo:rsid="000a517a"/>
    </style:style>
    <style:style style:name="T9" style:family="text">
      <style:text-properties officeooo:rsid="000b0237"/>
    </style:style>
    <style:style style:name="T10" style:family="text">
      <style:text-properties officeooo:rsid="000b62f4"/>
    </style:style>
    <style:style style:name="T11" style:family="text">
      <style:text-properties officeooo:rsid="000ca3fc"/>
    </style:style>
    <style:style style:name="T12" style:family="text">
      <style:text-properties officeooo:rsid="000daed3"/>
    </style:style>
    <style:style style:name="T13" style:family="text">
      <style:text-properties officeooo:rsid="000f2a40"/>
    </style:style>
    <style:style style:name="T14" style:family="text">
      <style:text-properties officeooo:rsid="0012baea"/>
    </style:style>
    <style:style style:name="T15" style:family="text">
      <style:text-properties officeooo:rsid="0014dbf8"/>
    </style:style>
    <style:style style:name="T16" style:family="text">
      <style:text-properties officeooo:rsid="00160618"/>
    </style:style>
    <style:style style:name="T17" style:family="text">
      <style:text-properties officeooo:rsid="001648ed"/>
    </style:style>
    <style:style style:name="T18" style:family="text">
      <style:text-properties officeooo:rsid="0016e4b8"/>
    </style:style>
    <style:style style:name="T19" style:family="text">
      <style:text-properties officeooo:rsid="00187f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Paramètres Proxy</text:h>
      <text:p text:style-name="P4"/>
      <text:p text:style-name="P4"/>
      <text:h text:style-name="P18" text:outline-level="2">Authentification :</text:h>
      <text:p text:style-name="P1"><text:span text:style-name="T1">Convention de noms de </text:span><text:span text:style-name="T2">sessi</text:span><text:span text:style-name="T3">o</text:span><text:span text:style-name="T2">n sur</text:span><text:span text:style-name="T1"> l'AD : prénom.nom</text:span></text:p>
      <text:p text:style-name="P5"><text:span text:style-name="T7">Demander au client de s'identifier avec son login et </text:span><text:span text:style-name="T9">son </text:span><text:span text:style-name="T7">mot de passe définis sur l'AD.</text:span></text:p>
      <text:p text:style-name="P5"><text:span text:style-name="T7"/></text:p>
      <text:p text:style-name="P9"><text:span text:style-name="T18">Test : lors de l'ouverture du navigateur sur un poste client, les login doivent être demandés </text:span><text:span text:style-name="T19">automatiquement</text:span><text:span text:style-name="T18">.</text:span></text:p>
      <text:p text:style-name="P4"/>
      <text:h text:style-name="Heading_20_2" text:outline-level="2"><text:span text:style-name="T8">Filtrage :</text:span></text:h>
      <text:p text:style-name="P7"><text:span text:style-name="T8">Mise en place d'une blacklist avec les mots-clé suivant dans les noms de domaine : « news » ; « sport » ; « </text:span><text:span text:style-name="T16">people »</text:span></text:p>
      <text:p text:style-name="P4"/>
      <text:p text:style-name="P8"><text:span text:style-name="T16">Test : </text:span><text:span text:style-name="T17">tenter d'atteindre </text:span><text:a xlink:type="simple" xlink:href="https://fr.sports.yahoo.com/"><text:span text:style-name="T17">https://fr.sports.yahoo.com/</text:span></text:a><text:span text:style-name="T17"> à partir d'un poste client</text:span></text:p>
      <text:p text:style-name="P4"/>
      <text:p text:style-name="P4"/>
      <text:p text:style-name="P4"/>
      <text:h text:style-name="P16" text:outline-level="1">Paramètres Firewall</text:h>
      <text:p text:style-name="P2"/>
      <text:h text:style-name="Heading_20_2" text:outline-level="2"><text:span text:style-name="T1">Règles de trafic sortant : </text:span></text:h>
      <text:p text:style-name="P14"><text:span text:style-name="T10">T</text:span><text:span text:style-name="T4">ou</text:span><text:span text:style-name="T10">s</text:span><text:span text:style-name="T4"> </text:span><text:span text:style-name="T10">les ports seront</text:span><text:span text:style-name="T4"> </text:span><text:span text:style-name="T15">fermés</text:span><text:span text:style-name="T4"> sauf le </text:span><text:span text:style-name="T11">port du </text:span><text:span text:style-name="T4">proxy </text:span><text:span text:style-name="T10">(3128) </text:span><text:span text:style-name="T12">et celui de l'interface web de PfSense</text:span><text:span text:style-name="T4">. </text:span><text:span text:style-name="T10">D</text:span><text:span text:style-name="T8">e cette façon, toutes les connexions </text:span><text:span text:style-name="T12">sont filtrées </text:span><text:span text:style-name="T13">par le proxy</text:span><text:span text:style-name="T12">.</text:span></text:p>
      <text:p text:style-name="P3"/>
      <text:h text:style-name="P17" text:outline-level="2">Règles de trafic entrant :</text:h>
      <text:p text:style-name="P11"><text:span text:style-name="T15">Tous les ports sont fermés.</text:span></text:p>
      <text:p text:style-name="P2"/>
      <text:p text:style-name="P2"/>
      <text:h text:style-name="P16" text:outline-level="1">Paramètres Autorité de Certificat <text:span text:style-name="T14">LDAP</text:span></text:h>
      <text:p text:style-name="P12"><text:span text:style-name="T5"/></text:p>
      <text:p text:style-name="P13"><text:span text:style-name="T6">Voir </text:span><text:a xlink:type="simple" xlink:href="http://social.technet.microsoft.com/wiki/contents/articles/2980.ldap-over-ssl-ldaps-certificate.aspx"><text:span text:style-name="T6">http://social.technet.microsoft.com/wiki/contents/articles/2980.ldap-over-ssl-ldaps-certificate.aspx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7T15:13:38.08</meta:creation-date>
    <meta:generator>LibreOffice/4.0.1.2$Windows_x86 LibreOffice_project/84102822e3d61eb989ddd325abf1ac077904985</meta:generator>
    <meta:editing-duration>PT15M40S</meta:editing-duration>
    <meta:editing-cycles>21</meta:editing-cycles>
    <dc:date>2014-12-17T16:35:35.70</dc:date>
    <meta:document-statistic meta:table-count="0" meta:image-count="0" meta:object-count="0" meta:page-count="1" meta:paragraph-count="15" meta:word-count="140" meta:character-count="897" meta:non-whitespace-character-count="774"/>
  </office:meta>
</office:document-meta>
</file>